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DDDE5D7267E1F034C3.png" manifest:media-type="image/png"/>
  <manifest:file-entry manifest:full-path="Pictures/100000010000010800000102EDC12D7738959DA7.png" manifest:media-type="image/png"/>
  <manifest:file-entry manifest:full-path="Pictures/1000522D0000453F00007D93AFE28070A6BDF121.svg" manifest:media-type="image/svg+xml"/>
  <manifest:file-entry manifest:full-path="Pictures/100000010000037F0000022F21719D44F2A2B4F5.png" manifest:media-type="image/png"/>
  <manifest:file-entry manifest:full-path="Pictures/1000117200001B4900001AAA4800D5891ECFDC44.svg" manifest:media-type="image/svg+xml"/>
  <manifest:file-entry manifest:full-path="Pictures/1000167D00001F3600001DDEFDC6B933F2F6D35E.svg" manifest:media-type="image/svg+xml"/>
  <manifest:file-entry manifest:full-path="Pictures/100030C300005F1600001C87762F03DC6315CF50.svg" manifest:media-type="image/svg+xml"/>
  <manifest:file-entry manifest:full-path="Pictures/100000010000035D000002354DAA339C15184D48.png" manifest:media-type="image/png"/>
  <manifest:file-entry manifest:full-path="Pictures/1000000100000121000000E1B960E8B64DD7D33F.png" manifest:media-type="image/png"/>
  <manifest:file-entry manifest:full-path="Pictures/10001AFB00001DDE000017413FEF9CA11FC6DE56.svg" manifest:media-type="image/svg+xml"/>
  <manifest:file-entry manifest:full-path="Pictures/100000010000037100000124208D434114A40CA5.png" manifest:media-type="image/png"/>
  <manifest:file-entry manifest:full-path="Pictures/100000010000024B00000353C7D36D30139960CA.png" manifest:media-type="image/png"/>
  <manifest:file-entry manifest:full-path="Pictures/100000010000036D0000023A6ECB20868A4E901F.png" manifest:media-type="image/png"/>
  <manifest:file-entry manifest:full-path="Pictures/10005104000052C9000077FE487A162E948DCF0A.svg" manifest:media-type="image/svg+xml"/>
  <manifest:file-entry manifest:full-path="Pictures/100035C900004D15000016D76F6BEFCE03F835B4.svg" manifest:media-type="image/svg+xml"/>
  <manifest:file-entry manifest:full-path="Pictures/100000010000039800000114E6C2E65F4BEC1B66.png" manifest:media-type="image/png"/>
  <manifest:file-entry manifest:full-path="Pictures/100037C400005F1600003B53AA16A5AAB4AE1F96.svg" manifest:media-type="image/svg+xml"/>
  <manifest:file-entry manifest:full-path="Pictures/10000001000003A50000010BDD9C5FCEFE6DAB9C.png" manifest:media-type="image/png"/>
  <manifest:file-entry manifest:full-path="Pictures/100000010000020D000003B87C998250363B33FE.png" manifest:media-type="image/png"/>
  <manifest:file-entry manifest:full-path="Pictures/10004491000058FD00003A656E5886517675053B.svg" manifest:media-type="image/svg+xml"/>
  <manifest:file-entry manifest:full-path="Pictures/1000260600005B0E00001E2EA6574F1CF4E5A111.svg" manifest:media-type="image/svg+xml"/>
  <manifest:file-entry manifest:full-path="Pictures/1000371C0000614100003F40B3E25A2962A81AF2.svg" manifest:media-type="image/svg+xml"/>
  <manifest:file-entry manifest:full-path="Pictures/10002F4A000080280000402F2FB9C6CA96614042.svg" manifest:media-type="image/svg+xml"/>
  <manifest:file-entry manifest:full-path="Pictures/10000001000003E7000001F4EE568957F152180B.png" manifest:media-type="image/png"/>
  <manifest:file-entry manifest:full-path="Pictures/100000010000012E00000121C5F04942F8D28EFE.png" manifest:media-type="image/png"/>
  <manifest:file-entry manifest:full-path="Pictures/10002C840000606E00001B988E8F64B94287687B.svg" manifest:media-type="image/svg+xml"/>
  <manifest:file-entry manifest:full-path="Pictures/1000346C00004F11000018E80D61FE82D3E68BAD.svg" manifest:media-type="image/svg+xml"/>
  <manifest:file-entry manifest:full-path="Pictures/10000001000002FD000000F148F73E2C63C56942.png" manifest:media-type="image/png"/>
  <manifest:file-entry manifest:full-path="Pictures/10002FC000007A0F00003C91E552B47B15274C9F.svg" manifest:media-type="image/svg+xml"/>
  <manifest:file-entry manifest:full-path="Pictures/10000001000003EC000001F2167FED1D7CFEB4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03cm" svg:height="25.939cm" svg:x="3.754cm" svg:y="1.066cm">
          <draw:image xlink:href="Pictures/1000522D0000453F00007D93AFE28070A6BDF121.svg" xlink:type="simple" xlink:show="embed" xlink:actuate="onLoad" draw:mime-type="image/svg+xml">
            <text:p/>
          </draw:image>
          <draw:image xlink:href="Pictures/100000010000020D000003B87C998250363B33FE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7.895cm" svg:height="25.939cm" svg:x="2.397cm" svg:y="0.746cm">
          <draw:image xlink:href="Pictures/10005104000052C9000077FE487A162E948DCF0A.svg" xlink:type="simple" xlink:show="embed" xlink:actuate="onLoad" draw:mime-type="image/svg+xml">
            <text:p/>
          </draw:image>
          <draw:image xlink:href="Pictures/100000010000024B00000353C7D36D30139960CA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7.645cm" svg:height="5.952cm" svg:x="6.309cm" svg:y="1.779cm">
          <draw:image xlink:href="Pictures/10001AFB00001DDE000017413FEF9CA11FC6DE56.svg" xlink:type="simple" xlink:show="embed" xlink:actuate="onLoad" draw:mime-type="image/svg+xml">
            <text:p/>
          </draw:image>
          <draw:image xlink:href="Pictures/1000000100000121000000E1B960E8B64DD7D33F.png" xlink:type="simple" xlink:show="embed" xlink:actuate="onLoad" draw:mime-type="image/png"/>
        </draw:frame>
        <draw:frame draw:style-name="gr1" draw:text-style-name="P1" draw:layer="layout" svg:width="7.989cm" svg:height="7.645cm" svg:x="6.08cm" svg:y="6.817cm">
          <draw:image xlink:href="Pictures/1000167D00001F3600001DDEFDC6B933F2F6D35E.svg" xlink:type="simple" xlink:show="embed" xlink:actuate="onLoad" draw:mime-type="image/svg+xml">
            <text:p/>
          </draw:image>
          <draw:image xlink:href="Pictures/100000010000012E00000121C5F04942F8D28EFE.png" xlink:type="simple" xlink:show="embed" xlink:actuate="onLoad" draw:mime-type="image/png"/>
        </draw:frame>
        <draw:frame draw:style-name="gr1" draw:text-style-name="P1" draw:layer="layout" svg:width="6.984cm" svg:height="6.825cm" svg:x="6.462cm" svg:y="14.622cm">
          <draw:image xlink:href="Pictures/1000117200001B4900001AAA4800D5891ECFDC44.svg" xlink:type="simple" xlink:show="embed" xlink:actuate="onLoad" draw:mime-type="image/svg+xml">
            <text:p/>
          </draw:image>
          <draw:image xlink:href="Pictures/100000010000010800000102EDC12D7738959DA7.png" xlink:type="simple" xlink:show="embed" xlink:actuate="onLoad" draw:mime-type="image/png"/>
        </draw:frame>
      </draw:page>
      <draw:page draw:name="page4" draw:style-name="dp1" draw:master-page-name="Default">
        <draw:frame draw:style-name="gr2" draw:text-style-name="P2" draw:layer="layout" svg:width="19.589cm" svg:height="6.492cm" svg:x="-1.051cm" svg:y="5.854cm">
          <draw:image xlink:href="Pictures/1000260600005B0E00001E2EA6574F1CF4E5A111.svg" xlink:type="simple" xlink:show="embed" xlink:actuate="onLoad" draw:mime-type="image/svg+xml">
            <text:p/>
          </draw:image>
          <draw:image xlink:href="Pictures/100000010000037100000124208D434114A40CA5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589cm" svg:height="5.876cm" svg:x="0.746cm" svg:y="1.508cm">
          <draw:image xlink:href="Pictures/100030C300005F1600001C87762F03DC6315CF50.svg" xlink:type="simple" xlink:show="embed" xlink:actuate="onLoad" draw:mime-type="image/svg+xml">
            <text:p/>
          </draw:image>
          <draw:image xlink:href="Pictures/100000010000039800000114E6C2E65F4BEC1B66.png" xlink:type="simple" xlink:show="embed" xlink:actuate="onLoad" draw:mime-type="image/png"/>
        </draw:frame>
        <draw:frame draw:style-name="gr1" draw:text-style-name="P1" draw:layer="layout" svg:width="19.589cm" svg:height="5.604cm" svg:x="0.715cm" svg:y="8.239cm">
          <draw:image xlink:href="Pictures/10002C840000606E00001B988E8F64B94287687B.svg" xlink:type="simple" xlink:show="embed" xlink:actuate="onLoad" draw:mime-type="image/svg+xml">
            <text:p/>
          </draw:image>
          <draw:image xlink:href="Pictures/10000001000003A50000010BDD9C5FCEFE6DAB9C.png" xlink:type="simple" xlink:show="embed" xlink:actuate="onLoad" draw:mime-type="image/png"/>
        </draw:frame>
        <draw:frame draw:style-name="gr1" draw:text-style-name="P1" draw:layer="layout" svg:width="19.589cm" svg:height="12.221cm" svg:x="0.588cm" svg:y="14.208cm">
          <draw:image xlink:href="Pictures/100037C400005F1600003B53AA16A5AAB4AE1F96.svg" xlink:type="simple" xlink:show="embed" xlink:actuate="onLoad" draw:mime-type="image/svg+xml">
            <text:p/>
          </draw:image>
          <draw:image xlink:href="Pictures/100000010000037F0000022F21719D44F2A2B4F5.png" xlink:type="simple" xlink:show="embed" xlink:actuate="onLoad" draw:mime-type="image/png"/>
        </draw:frame>
      </draw:page>
      <draw:page draw:name="page6" draw:style-name="dp1" draw:master-page-name="Default">
        <draw:frame draw:style-name="gr2" draw:text-style-name="P2" draw:layer="layout" svg:width="19.589cm" svg:height="12.854cm" svg:x="1.001cm" svg:y="1.354cm">
          <draw:image xlink:href="Pictures/10004491000058FD00003A656E5886517675053B.svg" xlink:type="simple" xlink:show="embed" xlink:actuate="onLoad" draw:mime-type="image/svg+xml">
            <text:p/>
          </draw:image>
          <draw:image xlink:href="Pictures/100000010000035D000002354DAA339C15184D48.png" xlink:type="simple" xlink:show="embed" xlink:actuate="onLoad" draw:mime-type="image/png"/>
        </draw:frame>
        <draw:frame draw:style-name="gr2" draw:text-style-name="P2" draw:layer="layout" svg:width="19.589cm" svg:height="12.739cm" svg:x="-2.277cm" svg:y="14.829cm">
          <draw:image xlink:href="Pictures/1000371C0000614100003F40B3E25A2962A81AF2.svg" xlink:type="simple" xlink:show="embed" xlink:actuate="onLoad" draw:mime-type="image/svg+xml">
            <text:p/>
          </draw:image>
          <draw:image xlink:href="Pictures/100000010000036D0000023A6ECB20868A4E901F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9.589cm" svg:height="9.81cm" svg:x="1.001cm" svg:y="1.096cm">
          <draw:image xlink:href="Pictures/10002F4A000080280000402F2FB9C6CA96614042.svg" xlink:type="simple" xlink:show="embed" xlink:actuate="onLoad" draw:mime-type="image/svg+xml">
            <text:p/>
          </draw:image>
          <draw:image xlink:href="Pictures/10000001000003E7000001F4EE568957F152180B.png" xlink:type="simple" xlink:show="embed" xlink:actuate="onLoad" draw:mime-type="image/png"/>
        </draw:frame>
        <draw:frame draw:style-name="gr1" draw:text-style-name="P1" draw:layer="layout" svg:width="19.589cm" svg:height="6.169cm" svg:x="1cm" svg:y="15.278cm">
          <draw:image xlink:href="Pictures/1000346C00004F11000018E80D61FE82D3E68BAD.svg" xlink:type="simple" xlink:show="embed" xlink:actuate="onLoad" draw:mime-type="image/svg+xml">
            <text:p/>
          </draw:image>
          <draw:image xlink:href="Pictures/10000001000002FD000000F148F73E2C63C56942.png" xlink:type="simple" xlink:show="embed" xlink:actuate="onLoad" draw:mime-type="image/png"/>
        </draw:frame>
      </draw:page>
      <draw:page draw:name="page8" draw:style-name="dp1" draw:master-page-name="Default">
        <draw:frame draw:style-name="gr2" draw:text-style-name="P2" draw:layer="layout" svg:width="19.589cm" svg:height="9.719cm" svg:x="0.595cm" svg:y="15.565cm">
          <draw:image xlink:href="Pictures/10002FC000007A0F00003C91E552B47B15274C9F.svg" xlink:type="simple" xlink:show="embed" xlink:actuate="onLoad" draw:mime-type="image/svg+xml">
            <text:p/>
          </draw:image>
          <draw:image xlink:href="Pictures/10000001000003EC000001F2167FED1D7CFEB47C.png" xlink:type="simple" xlink:show="embed" xlink:actuate="onLoad" draw:mime-type="image/png"/>
        </draw:frame>
        <draw:frame draw:style-name="gr2" draw:text-style-name="P2" draw:layer="layout" svg:width="19.589cm" svg:height="5.803cm" svg:x="1cm" svg:y="5.357cm">
          <draw:image xlink:href="Pictures/100035C900004D15000016D76F6BEFCE03F835B4.svg" xlink:type="simple" xlink:show="embed" xlink:actuate="onLoad" draw:mime-type="image/svg+xml">
            <text:p/>
          </draw:image>
          <draw:image xlink:href="Pictures/10000001000002EA000000DDDE5D7267E1F034C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02T09:02:49.209929409</meta:creation-date>
    <meta:generator>LibreOffice/7.2.5.2$Linux_X86_64 LibreOffice_project/20$Build-2</meta:generator>
    <dc:date>2022-02-25T11:33:09.985712525</dc:date>
    <meta:editing-duration>PT5S</meta:editing-duration>
    <meta:editing-cycles>3</meta:editing-cycles>
    <meta:document-statistic meta:object-count="15"/>
  </office:meta>
</office:document-meta>
</file>